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 Roman" officeooo:rsid="00141dc7" officeooo:paragraph-rsid="00141dc7"/>
    </style:style>
    <style:style style:name="P2" style:family="paragraph" style:parent-style-name="Standard">
      <style:paragraph-properties fo:line-height="200%"/>
      <style:text-properties style:font-name="Time Roman" officeooo:rsid="00141dc7" officeooo:paragraph-rsid="00141dc7"/>
    </style:style>
    <style:style style:name="P3" style:family="paragraph" style:parent-style-name="Standard">
      <style:paragraph-properties fo:line-height="200%" fo:text-align="center" style:justify-single-word="false"/>
      <style:text-properties style:font-name="Time Roman" officeooo:rsid="00141dc7" officeooo:paragraph-rsid="00141dc7"/>
    </style:style>
    <style:style style:name="P4" style:family="paragraph" style:parent-style-name="Standard">
      <style:paragraph-properties fo:line-height="200%" fo:text-align="start" style:justify-single-word="false"/>
      <style:text-properties style:font-name="Time Roman" officeooo:rsid="00141dc7" officeooo:paragraph-rsid="00141dc7"/>
    </style:style>
    <style:style style:name="P5" style:family="paragraph" style:parent-style-name="Standard">
      <style:paragraph-properties fo:line-height="200%" fo:text-align="start" style:justify-single-word="false"/>
      <style:text-properties style:font-name="Time Roman" officeooo:rsid="0018955a" officeooo:paragraph-rsid="0018955a"/>
    </style:style>
    <style:style style:name="P6" style:family="paragraph" style:parent-style-name="Standard">
      <style:paragraph-properties fo:line-height="200%" fo:text-align="start" style:justify-single-word="false"/>
      <style:text-properties style:font-name="Time Roman" officeooo:rsid="00141dc7" officeooo:paragraph-rsid="00141dc7"/>
    </style:style>
    <style:style style:name="T1" style:family="text">
      <style:text-properties officeooo:rsid="00157267"/>
    </style:style>
    <style:style style:name="T2" style:family="text">
      <style:text-properties officeooo:rsid="00168ef3"/>
    </style:style>
    <style:style style:name="T3" style:family="text">
      <style:text-properties officeooo:rsid="0016d418"/>
    </style:style>
    <style:style style:name="T4" style:family="text">
      <style:text-properties officeooo:rsid="0018955a"/>
    </style:style>
    <style:style style:name="T5" style:family="text">
      <style:text-properties officeooo:rsid="0019fb42"/>
    </style:style>
    <style:style style:name="T6" style:family="text">
      <style:text-properties officeooo:rsid="001a04dc"/>
    </style:style>
    <style:style style:name="T7" style:family="text">
      <style:text-properties officeooo:rsid="001a393c"/>
    </style:style>
    <style:style style:name="T8" style:family="text">
      <style:text-properties officeooo:rsid="001ba8f6"/>
    </style:style>
    <style:style style:name="T9" style:family="text">
      <style:text-properties officeooo:rsid="001bb967"/>
    </style:style>
    <style:style style:name="T10" style:family="text">
      <style:text-properties officeooo:rsid="001cede0"/>
    </style:style>
    <style:style style:name="T11" style:family="text">
      <style:text-properties officeooo:rsid="001daf6a"/>
    </style:style>
    <style:style style:name="T12" style:family="text">
      <style:text-properties officeooo:rsid="001f7c33"/>
    </style:style>
    <style:style style:name="T13" style:family="text">
      <style:text-properties officeooo:rsid="0020fbcf"/>
    </style:style>
    <style:style style:name="T14" style:family="text">
      <style:text-properties officeooo:rsid="0021c09f"/>
    </style:style>
    <style:style style:name="T15" style:family="text">
      <style:text-properties officeooo:rsid="002481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exander Mekovsky</text:p>
      <text:p text:style-name="P2">COSC 420</text:p>
      <text:p text:style-name="P2">Donald Spickler</text:p>
      <text:p text:style-name="P2">9/29/2023</text:p>
      <text:p text:style-name="P3">Homework 1</text:p>
      <text:p text:style-name="P4">1) Monte Carlo</text:p>
      <text:p text:style-name="P4"><text:tab/>a) <text:span text:style-name="T1">Initially I used a private clause handling x, y, and z variables as well as including a shared clause with the seed included. However, these proved to be troubling as they took too long </text:span><text:span text:style-name="T2">for the program to process</text:span><text:span text:style-name="T1">, so I instead made it so x, y, and z were declared within the loop and changed the seed to a private clause. I also included a reduction+: clause for the count so it would count up all of the iterations and return the count as one combined number. </text:span></text:p>
      <text:p text:style-name="P4"/>
      <text:p text:style-name="P4"><text:tab/>b) <text:span text:style-name="T14">I </text:span><text:span text:style-name="T2">used a static loop schedule as while it is the default schedule, it worked the best within </text:span><text:span text:style-name="T14">my </text:span><text:span text:style-name="T2">calculations </text:span><text:span text:style-name="T3">as it evenly divided up the work between each thread, whereas other loop schedules such as dynamic were not as well suited for Monte Carlo and so unevenly divided up the schedule.</text:span></text:p>
      <text:p text:style-name="P4"/>
      <text:p text:style-name="P4"><text:tab/>c) <text:span text:style-name="T2">My maximum speedup was 17.384 and that was when I used 32 </text:span><text:span text:style-name="T3">thread</text:span><text:span text:style-name="T4">s</text:span><text:span text:style-name="T3"> </text:span><text:span text:style-name="T2">to calculate the average of pi.</text:span></text:p>
      <text:p text:style-name="P4">Input number of tosses: 1000000000</text:p>
      <text:p text:style-name="P4">Input number of threads: 32</text:p>
      <text:p text:style-name="P4">---------------</text:p>
      <text:p text:style-name="P4">Sequential pi is approximately 3.1416001960000002, Error is 0.0000075424102071</text:p>
      <text:p text:style-name="P4">Time (sec.) 7.4906354009999632</text:p>
      <text:p text:style-name="P4">---------------</text:p>
      <text:p text:style-name="P4">Parallel pi is approximately 3.1414561280000002, Error is 0.0001365255897929</text:p>
      <text:p text:style-name="P4">Time (sec.) 0.4308807109991903</text:p>
      <text:p text:style-name="P4">---------------</text:p>
      <text:p text:style-name="P4">Speedup is 17.3844760505281428, Efficiency is 0.5432648765790045</text:p>
      <text:p text:style-name="P4"/>
      <text:p text:style-name="P4"><text:tab/>d) <text:span text:style-name="T2">My maximum efficiency was </text:span><text:span text:style-name="T3">1.047 and that was when I used 1 thread to calculate the average of pi. This is weird as efficiency should never be more than one, yet the one thread parallel computation took less time to complete than the sequential computation, despite them </text:span><text:soft-page-break/><text:span text:style-name="T3">being functionally the same program. I believe this calls for further investigation as this should not happen.</text:span></text:p>
      <text:p text:style-name="P4"/>
      <text:p text:style-name="P4">Input number of tosses: 1000000000</text:p>
      <text:p text:style-name="P4">Input number of threads: 1</text:p>
      <text:p text:style-name="P4">---------------</text:p>
      <text:p text:style-name="P4">Sequential pi is approximately 3.1415892159999999, Error is 0.0000034375897933</text:p>
      <text:p text:style-name="P4">Time (sec.) 7.4807628459984699</text:p>
      <text:p text:style-name="P4">---------------</text:p>
      <text:p text:style-name="P4">Parallel pi is approximately 3.1415832359999998, Error is 0.0000094175897933</text:p>
      <text:p text:style-name="P4">Time (sec.) 7.1426376740000705</text:p>
      <text:p text:style-name="P4">---------------</text:p>
      <text:p text:style-name="P4">Speedup is 1.0473389786001899, Efficiency is 1.0473389786001899 </text:p>
      <text:p text:style-name="P4"/>
      <text:p text:style-name="P4">2) Count Sort</text:p>
      <text:p text:style-name="P4"><text:tab/><text:span text:style-name="T4">a) </text:span><text:span text:style-name="T14">I</text:span><text:span text:style-name="T6"> used two parallel for loops, one in the first for loop where we had I, j, and count as private clauses, and the second parallel for the second for loop where it copies the temp array in the original array. This is cause the copy function works faster as a parallel function </text:span><text:span text:style-name="T7">than a memcpy function. </text:span></text:p>
      <text:p text:style-name="P4"><text:tab/></text:p>
      <text:p text:style-name="P4"><text:tab/><text:span text:style-name="T4">b) </text:span><text:span text:style-name="T8">Like with the Monte Carlo </text:span><text:span text:style-name="T9">problem, the static loop schedule gave the best time as it allocated the instructions for each thread evenly, benefiting the program better than the dynamic loop schedule.</text:span></text:p>
      <text:p text:style-name="P4"/>
      <text:p text:style-name="P4"><text:tab/><text:span text:style-name="T4">c) </text:span><text:span text:style-name="T9">My maximum speedup was 18.329 and I used 32 threads to </text:span><text:span text:style-name="T10">sort the array.</text:span></text:p>
      <text:p text:style-name="P4"/>
      <text:p text:style-name="P4"><text:tab/><text:span text:style-name="T4">d) </text:span><text:span text:style-name="T10">My maximum efficiency was 0.986 and I used 1 thread to sort the array.</text:span></text:p>
      <text:p text:style-name="P4"/>
      <text:p text:style-name="P4"><text:tab/><text:span text:style-name="T4">e) Done.</text:span></text:p>
      <text:p text:style-name="P4"/>
      <text:p text:style-name="P5"><text:tab/>f) <text:span text:style-name="T5">Out of the four times, the sort time is the fastest out of every other time, with the parallel computation coming second, with insertion sort being a bit slower while the sequential computation took the longest with 24 seconds.</text:span></text:p>
      <text:p text:style-name="P5">Enter size of array: 100000</text:p>
      <text:p text:style-name="P5"><text:soft-page-break/>Input number of threads: 32</text:p>
      <text:p text:style-name="P5">-----Sequential-----</text:p>
      <text:p text:style-name="P5">Time (sec.) 24.3115172300003906</text:p>
      <text:p text:style-name="P5"><text:span text:style-name="T6">Sequential</text:span> is Sorted</text:p>
      <text:p text:style-name="P5">--------------</text:p>
      <text:p text:style-name="P5">-----Parallel-----</text:p>
      <text:p text:style-name="P5">Time (sec.) 1.3968509599999379</text:p>
      <text:p text:style-name="P5">---------------</text:p>
      <text:p text:style-name="P5">Speedup is 17.4045176802552142, Efficiency is 0.5438911775079754 </text:p>
      <text:p text:style-name="P5">Parallel is Sorted</text:p>
      <text:p text:style-name="P5">-----Insertion Sort-----</text:p>
      <text:p text:style-name="P5">Time (sec.) 2.0958231820004585</text:p>
      <text:p text:style-name="P5">---------------</text:p>
      <text:p text:style-name="P5">-----Sort-----</text:p>
      <text:p text:style-name="P5">Time (sec.) 0.0073470959996484</text:p>
      <text:p text:style-name="P4"/>
      <text:p text:style-name="P4">3) Integer Sort</text:p>
      <text:p text:style-name="P4"><text:tab/><text:span text:style-name="T11">a) </text:span><text:span text:style-name="T13">I used parallel for loops for the first, third, and fourth for loops as when trying to parallelize the second for loop, it made the array not sorted so I chose to get rid of that parallelization attempt even though it made my code faster. As well I found the best clauses was to include the num_threads clause as any other clause would either cause the program to take longer or throw up an error, so I kept it simple for this parallelization.</text:span></text:p>
      <text:p text:style-name="P4"><text:tab/></text:p>
      <text:p text:style-name="P4"><text:tab/><text:span text:style-name="T11">b) </text:span><text:span text:style-name="T13">My loop schedule was the same as the previous two: static as when changing the schedule to any other identity, it both slowed down the parallelization as well as throwing off the function so it would cause it to not sort correctly. As a result, I kept the schedule as static for the entire function.</text:span></text:p>
      <text:p text:style-name="P4"/>
      <text:p text:style-name="P4"><text:tab/><text:span text:style-name="T11">c) </text:span><text:span text:style-name="T12">My maximum speedup was 1.</text:span><text:span text:style-name="T13">2013</text:span><text:span text:style-name="T12"> and this was done with </text:span><text:span text:style-name="T13">1 thread </text:span><text:span text:style-name="T12">to sort the array.</text:span></text:p>
      <text:p text:style-name="P4"/>
      <text:p text:style-name="P4"><text:tab/><text:span text:style-name="T11">d) </text:span><text:span text:style-name="T13">My maximum efficiency was 1.2013 and this was done with 1 thread to sort the array. I still do not know why my parallel function runs faster than my sequential function.</text:span></text:p>
      <text:p text:style-name="P4"/>
      <text:p text:style-name="P4"><text:tab/><text:span text:style-name="T11">e) Done.</text:span></text:p>
      <text:p text:style-name="P4"><text:soft-page-break/></text:p>
      <text:p text:style-name="P4"><text:tab/><text:span text:style-name="T11">f) </text:span><text:span text:style-name="T12">Sort has the fastest time, sorting the algorithm in less than a hundredth of a second. Second place is the parallel computation but just by less than two tenths of a second, and last place is the sequential computation with almost three seconds.</text:span></text:p>
      <text:p text:style-name="P4"/>
      <text:p text:style-name="P4">Enter size of array: 100000</text:p>
      <text:p text:style-name="P4">Input number of threads: 32</text:p>
      <text:p text:style-name="P4">-----Sequential-----</text:p>
      <text:p text:style-name="P4">Time (sec.) 2.9830048320000060</text:p>
      <text:p text:style-name="P4">Sequential is Sorted. </text:p>
      <text:p text:style-name="P4">-----Parallel-----</text:p>
      <text:p text:style-name="P4">Time (sec.) 2.7880640259973006</text:p>
      <text:p text:style-name="P4">---------------</text:p>
      <text:p text:style-name="P4">Speedup is 1.0699197737874668, Efficiency is 0.0334349929308583 </text:p>
      <text:p text:style-name="P4">Parallel is Sorted. </text:p>
      <text:p text:style-name="P4">-----Sort-----</text:p>
      <text:p text:style-name="P4">Time (sec.) 0.0078856420004740</text:p>
      <text:p text:style-name="P4">---------------</text:p>
      <text:p text:style-name="P4"/>
      <text:p text:style-name="P4">4) Integer Sort Revamped</text:p>
      <text:p text:style-name="P4"><text:tab/><text:span text:style-name="T14">a) I was able to more efficiency parallelize the third for loop by changing how the counts and temp array function. This allows us to gain a better efficiency overall.</text:span></text:p>
      <text:p text:style-name="P4"/>
      <text:p text:style-name="P4"><text:tab/><text:span text:style-name="T14">b) While I did try dynamic scheduling for the third for loop, I found that keeping static gives me the best times.</text:span></text:p>
      <text:p text:style-name="P4"/>
      <text:p text:style-name="P4"><text:tab/><text:span text:style-name="T14">c) My maximum speedup for the new parallel function was 3.8065 with 32 threads to sort the array.</text:span></text:p>
      <text:p text:style-name="P4"/>
      <text:p text:style-name="P4"><text:tab/><text:span text:style-name="T14">d) My maximum efficiency for the new parallel function was 1.06687 with 1 thread to sort the array. Considering my optimizations to the parallelization function, I believe this might be due to the sequential function not having the same optimization.</text:span></text:p>
      <text:p text:style-name="P4"/>
      <text:p text:style-name="P4"><text:tab/><text:span text:style-name="T14">e) </text:span></text:p>
      <text:p text:style-name="P4"><text:soft-page-break/>Enter size of array: 10000</text:p>
      <text:p text:style-name="P4">Input number of threads: 32</text:p>
      <text:p text:style-name="P4">-----Sequential-----</text:p>
      <text:p text:style-name="P4">Time (sec.) 0.0010142969986191</text:p>
      <text:p text:style-name="P4">1</text:p>
      <text:p text:style-name="P4">-----Parallel-----</text:p>
      <text:p text:style-name="P4">Time (sec.) 0.0023312010016525</text:p>
      <text:p text:style-name="P4">---------------</text:p>
      <text:p text:style-name="P4">Speedup is 0.4350963292740944, Efficiency is 0.0135967602898154 </text:p>
      <text:p text:style-name="P4">Parallel is not Sorted. </text:p>
      <text:p text:style-name="P4">-----Sort-----</text:p>
      <text:p text:style-name="P4">Time (sec.) 0.0034144869969168</text:p>
      <text:p text:style-name="P4">---------------</text:p>
      <text:p text:style-name="P4">-----New Parallel-----</text:p>
      <text:p text:style-name="P4">Time (sec.) 0.0136424180018366</text:p>
      <text:p text:style-name="P4">---------------</text:p>
      <text:p text:style-name="P4">Speedup is 0.0743487700261457, Efficiency is 0.0023233990633171 </text:p>
      <text:p text:style-name="P4">New Parallel is Sorted. </text:p>
      <text:p text:style-name="P4"/>
      <text:p text:style-name="P4"/>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4:53:18.949944335</meta:creation-date>
    <dc:date>2023-09-29T20:31:39.121546109</dc:date>
    <meta:editing-duration>PT12M28S</meta:editing-duration>
    <meta:editing-cycles>5</meta:editing-cycles>
    <meta:generator>LibreOffice/7.0.4.2$Linux_X86_64 LibreOffice_project/00$Build-2</meta:generator>
    <meta:document-statistic meta:table-count="0" meta:image-count="0" meta:object-count="0" meta:page-count="5" meta:paragraph-count="99" meta:word-count="980" meta:character-count="6130" meta:non-whitespace-character-count="5223"/>
  </office:meta>
</office:document-meta>
</file>